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3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4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5" style:family="paragraph" style:parent-style-name="Standard" style:list-style-name="LS4">
      <style:paragraph-properties fo:margin-top="0in" fo:margin-bottom="0in" loext:contextual-spacing="false" fo:line-height="115%" fo:break-before="auto" fo:break-after="auto" style:writing-mode="lr-tb"/>
    </style:style>
    <style:style style:name="P6" style:family="paragraph" style:parent-style-name="Heading_20_1">
      <style:paragraph-properties fo:line-height="115%" fo:break-before="auto" fo:break-after="auto" style:writing-mode="lr-tb"/>
    </style:style>
    <style:style style:name="P7" style:family="paragraph" style:parent-style-name="Title" style:master-page-name="Standard">
      <style:paragraph-properties fo:line-height="115%" fo:text-align="center" style:justify-single-word="false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h.i831dl7otjkl"/>AskMe project</text:p>
      <text:h text:style-name="P6" text:outline-level="10"><text:bookmark text:name="h.z1q5vf9e6z62"/>use cases scenarios</text:h>
      <text:p text:style-name="P1"/>
      <text:p text:style-name="P1">use case 1</text:p>
      <text:p text:style-name="P1">( user create an account )</text:p>
      <text:p text:style-name="P1">actors: <text:s/>user</text:p>
      <text:p text:style-name="P1"/>
      <text:p text:style-name="P1">success scenario</text:p>
      <text:p text:style-name="P1"/>
      <text:list xml:id="list7803227836189817671" text:style-name="LS1">
        <text:list-item>
          <text:p text:style-name="P2">open the website</text:p>
        </text:list-item>
        <text:list-item>
          <text:p text:style-name="P2">choose to create account</text:p>
        </text:list-item>
        <text:list-item>
          <text:p text:style-name="P2">enters required data correctly</text:p>
        </text:list-item>
        <text:list-item>
          <text:p text:style-name="P2">account created successfully</text:p>
        </text:list-item>
        <text:list-item>
          <text:p text:style-name="P2">redirected to his account home page (postcondition)</text:p>
        </text:list-item>
      </text:list>
      <text:p text:style-name="P1"/>
      <text:p text:style-name="P1">extensions:</text:p>
      <text:list xml:id="list2168777724205259073" text:style-name="LS2">
        <text:list-item>
          <text:p text:style-name="P3">user enters some field worng</text:p>
        </text:list-item>
      </text:list>
      <text:p text:style-name="P1"><text:tab/>=&gt; user returns to account creation page with the invalid field highlighted as wrong</text:p>
      <text:p text:style-name="P1"/>
      <text:p text:style-name="P1"/>
      <text:p text:style-name="P1">use case 2</text:p>
      <text:p text:style-name="P1">( user add friend )</text:p>
      <text:p text:style-name="P1">actors: <text:s/>2 users</text:p>
      <text:p text:style-name="P1"/>
      <text:p text:style-name="P1">success scenario</text:p>
      <text:p text:style-name="P1"><text:s text:c="5"/>standard path:</text:p>
      <text:list xml:id="list6" text:style-name="LS1">
        <text:list-item>
          <text:p text:style-name="P2">open the website</text:p>
        </text:list-item>
        <text:list-item>
          <text:p text:style-name="P2">login to account (precondition)</text:p>
        </text:list-item>
        <text:list-item>
          <text:p text:style-name="P2">open friend’s profile </text:p>
        </text:list-item>
        <text:list-item>
          <text:p text:style-name="P2">click on add friend button</text:p>
        </text:list-item>
        <text:list-item>
          <text:p text:style-name="P2">notification sent to friend</text:p>
        </text:list-item>
        <text:list-item>
          <text:p text:style-name="P2">friend accept the add </text:p>
        </text:list-item>
        <text:list-item>
          <text:p text:style-name="P2">user can view and ask on friend’s profile (postcondition)</text:p>
        </text:list-item>
      </text:list>
      <text:p text:style-name="P1"/>
      <text:p text:style-name="P1"><text:s text:c="3"/>extensions:</text:p>
      <text:list xml:id="list3511700605025612554" text:style-name="LS3">
        <text:list-item>
          <text:p text:style-name="P4">can not login/invalid username or password </text:p>
        </text:list-item>
      </text:list>
      <text:p text:style-name="P1"><text:s text:c="13"/>=&gt;user returns to login page with the invalid field highlighted as wrong</text:p>
      <text:p text:style-name="P1"><text:s text:c="4"/>alternate paths:</text:p>
      <text:list xml:id="list7105132726736920197" text:style-name="LS4">
        <text:list-item>
          <text:p text:style-name="P5">friend didn’t accept add </text:p>
        </text:list-item>
      </text:list>
      <text:p text:style-name="P1"><text:s/></text:p>
      <text:p text:style-name="P1"/>
      <text:p text:style-name="P1">use case 3</text:p>
      <text:p text:style-name="P1"><text:soft-page-break/>( user asks friend )</text:p>
      <text:p text:style-name="P1">actors: <text:s/>2 users</text:p>
      <text:p text:style-name="P1"><text:s text:c="2"/></text:p>
      <text:p text:style-name="P1">success scenario</text:p>
      <text:p text:style-name="P1"><text:s text:c="5"/>standard path:</text:p>
      <text:list xml:id="list15" text:style-name="LS1">
        <text:list-item>
          <text:p text:style-name="P2">open the website (invariant)</text:p>
        </text:list-item>
        <text:list-item>
          <text:p text:style-name="P2">login to account (precondition)</text:p>
        </text:list-item>
        <text:list-item>
          <text:p text:style-name="P2">open friend’s profile </text:p>
        </text:list-item>
        <text:list-item>
          <text:p text:style-name="P2">user ask on friend’s wall</text:p>
        </text:list-item>
        <text:list-item>
          <text:p text:style-name="P2">friend gets notification </text:p>
        </text:list-item>
        <text:list-item>
          <text:p text:style-name="P2">question is written on friend’s profile and homepage (postcondition)</text:p>
        </text:list-item>
      </text:list>
      <text:p text:style-name="P1"/>
      <text:p text:style-name="P1"><text:s text:c="3"/>extensions:</text:p>
      <text:list xml:id="list21" text:style-name="LS3">
        <text:list-item>
          <text:p text:style-name="P4">can not login/invalid username or password </text:p>
        </text:list-item>
      </text:list>
      <text:p text:style-name="P1"><text:s text:c="13"/>=&gt;user returns to login page with the invalid field highlighted as wrong</text:p>
      <text:p text:style-name="P1"><text:s/></text:p>
      <text:p text:style-name="P1"/>
      <text:p text:style-name="P1">use case 4</text:p>
      <text:p text:style-name="P1">( user answers to friend )</text:p>
      <text:p text:style-name="P1">actors: <text:s/>2 users</text:p>
      <text:p text:style-name="P1"><text:s text:c="2"/></text:p>
      <text:p text:style-name="P1">success scenario</text:p>
      <text:p text:style-name="P1"><text:s text:c="5"/>standard path:</text:p>
      <text:list xml:id="list22" text:style-name="LS1">
        <text:list-item>
          <text:p text:style-name="P2">open the website (invariant)</text:p>
        </text:list-item>
        <text:list-item>
          <text:p text:style-name="P2">login to account (precondition)</text:p>
        </text:list-item>
        <text:list-item>
          <text:p text:style-name="P2">user open homepage/seen notification</text:p>
        </text:list-item>
        <text:list-item>
          <text:p text:style-name="P2">user answers his friend’s question (postcondition)</text:p>
        </text:list-item>
      </text:list>
      <text:p text:style-name="P1"/>
      <text:p text:style-name="P1"><text:s text:c="3"/>extensions:</text:p>
      <text:list xml:id="list26" text:style-name="LS3">
        <text:list-item>
          <text:p text:style-name="P4">can not login/invalid username or password </text:p>
        </text:list-item>
      </text:list>
      <text:p text:style-name="P1"><text:s text:c="13"/>=&gt;user returns to login page with the invalid field highlighted as wrong</text:p>
      <text:p text:style-name="P1"><text:s text:c="4"/>alternate paths:</text:p>
      <text:list xml:id="list27" text:style-name="LS4">
        <text:list-item>
          <text:p text:style-name="P5">friend didn’t answer the question</text:p>
        </text:list-item>
      </text:list>
      <text:p text:style-name="P1"><text:s text:c="14"/>=&gt;still on homepag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278in" fo:margin-bottom="0.0835in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25in" fo:margin-bottom="0.0835in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222in" fo:margin-bottom="0.0555in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1665in" fo:margin-bottom="0.0555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.0417in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in" fo:margin-bottom="0.222in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-">
        <style:list-level-properties text:space-before="0.25in" text:min-label-width="0.25in"/>
      </text:list-level-style-bullet>
      <text:list-level-style-bullet text:level="2" text:style-name="List1Level1" text:bullet-char="-">
        <style:list-level-properties text:space-before="0.75in" text:min-label-width="0.25in"/>
      </text:list-level-style-bullet>
      <text:list-level-style-bullet text:level="3" text:style-name="List1Level2" text:bullet-char="-">
        <style:list-level-properties text:space-before="1.3748in" text:min-label-width="0.1252in"/>
      </text:list-level-style-bullet>
      <text:list-level-style-bullet text:level="4" text:style-name="List1Level3" text:bullet-char="-">
        <style:list-level-properties text:space-before="1.75in" text:min-label-width="0.25in"/>
      </text:list-level-style-bullet>
      <text:list-level-style-bullet text:level="5" text:style-name="List1Level4" text:bullet-char="-">
        <style:list-level-properties text:space-before="2.25in" text:min-label-width="0.25in"/>
      </text:list-level-style-bullet>
      <text:list-level-style-bullet text:level="6" text:style-name="List1Level5" text:bullet-char="-">
        <style:list-level-properties text:space-before="2.8748in" text:min-label-width="0.1252in"/>
      </text:list-level-style-bullet>
      <text:list-level-style-bullet text:level="7" text:style-name="List1Level6" text:bullet-char="-">
        <style:list-level-properties text:space-before="3.25in" text:min-label-width="0.25in"/>
      </text:list-level-style-bullet>
      <text:list-level-style-bullet text:level="8" text:style-name="List1Level7" text:bullet-char="-">
        <style:list-level-properties text:space-before="3.75in" text:min-label-width="0.25in"/>
      </text:list-level-style-bullet>
      <text:list-level-style-bullet text:level="9" text:style-name="List1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-">
        <style:list-level-properties text:space-before="0.25in" text:min-label-width="0.25in"/>
      </text:list-level-style-bullet>
      <text:list-level-style-bullet text:level="2" text:style-name="List2Level1" text:bullet-char="-">
        <style:list-level-properties text:space-before="0.75in" text:min-label-width="0.25in"/>
      </text:list-level-style-bullet>
      <text:list-level-style-bullet text:level="3" text:style-name="List2Level2" text:bullet-char="-">
        <style:list-level-properties text:space-before="1.3748in" text:min-label-width="0.1252in"/>
      </text:list-level-style-bullet>
      <text:list-level-style-bullet text:level="4" text:style-name="List2Level3" text:bullet-char="-">
        <style:list-level-properties text:space-before="1.75in" text:min-label-width="0.25in"/>
      </text:list-level-style-bullet>
      <text:list-level-style-bullet text:level="5" text:style-name="List2Level4" text:bullet-char="-">
        <style:list-level-properties text:space-before="2.25in" text:min-label-width="0.25in"/>
      </text:list-level-style-bullet>
      <text:list-level-style-bullet text:level="6" text:style-name="List2Level5" text:bullet-char="-">
        <style:list-level-properties text:space-before="2.8748in" text:min-label-width="0.1252in"/>
      </text:list-level-style-bullet>
      <text:list-level-style-bullet text:level="7" text:style-name="List2Level6" text:bullet-char="-">
        <style:list-level-properties text:space-before="3.25in" text:min-label-width="0.25in"/>
      </text:list-level-style-bullet>
      <text:list-level-style-bullet text:level="8" text:style-name="List2Level7" text:bullet-char="-">
        <style:list-level-properties text:space-before="3.75in" text:min-label-width="0.25in"/>
      </text:list-level-style-bullet>
      <text:list-level-style-bullet text:level="9" text:style-name="List2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-">
        <style:list-level-properties text:space-before="0.25in" text:min-label-width="0.25in"/>
      </text:list-level-style-bullet>
      <text:list-level-style-bullet text:level="2" text:style-name="List3Level1" text:bullet-char="-">
        <style:list-level-properties text:space-before="0.75in" text:min-label-width="0.25in"/>
      </text:list-level-style-bullet>
      <text:list-level-style-bullet text:level="3" text:style-name="List3Level2" text:bullet-char="-">
        <style:list-level-properties text:space-before="1.3748in" text:min-label-width="0.1252in"/>
      </text:list-level-style-bullet>
      <text:list-level-style-bullet text:level="4" text:style-name="List3Level3" text:bullet-char="-">
        <style:list-level-properties text:space-before="1.75in" text:min-label-width="0.25in"/>
      </text:list-level-style-bullet>
      <text:list-level-style-bullet text:level="5" text:style-name="List3Level4" text:bullet-char="-">
        <style:list-level-properties text:space-before="2.25in" text:min-label-width="0.25in"/>
      </text:list-level-style-bullet>
      <text:list-level-style-bullet text:level="6" text:style-name="List3Level5" text:bullet-char="-">
        <style:list-level-properties text:space-before="2.8748in" text:min-label-width="0.1252in"/>
      </text:list-level-style-bullet>
      <text:list-level-style-bullet text:level="7" text:style-name="List3Level6" text:bullet-char="-">
        <style:list-level-properties text:space-before="3.25in" text:min-label-width="0.25in"/>
      </text:list-level-style-bullet>
      <text:list-level-style-bullet text:level="8" text:style-name="List3Level7" text:bullet-char="-">
        <style:list-level-properties text:space-before="3.75in" text:min-label-width="0.25in"/>
      </text:list-level-style-bullet>
      <text:list-level-style-bullet text:level="9" text:style-name="List3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-">
        <style:list-level-properties text:space-before="0.25in" text:min-label-width="0.25in"/>
      </text:list-level-style-bullet>
      <text:list-level-style-bullet text:level="2" text:style-name="List4Level1" text:bullet-char="-">
        <style:list-level-properties text:space-before="0.75in" text:min-label-width="0.25in"/>
      </text:list-level-style-bullet>
      <text:list-level-style-bullet text:level="3" text:style-name="List4Level2" text:bullet-char="-">
        <style:list-level-properties text:space-before="1.3748in" text:min-label-width="0.1252in"/>
      </text:list-level-style-bullet>
      <text:list-level-style-bullet text:level="4" text:style-name="List4Level3" text:bullet-char="-">
        <style:list-level-properties text:space-before="1.75in" text:min-label-width="0.25in"/>
      </text:list-level-style-bullet>
      <text:list-level-style-bullet text:level="5" text:style-name="List4Level4" text:bullet-char="-">
        <style:list-level-properties text:space-before="2.25in" text:min-label-width="0.25in"/>
      </text:list-level-style-bullet>
      <text:list-level-style-bullet text:level="6" text:style-name="List4Level5" text:bullet-char="-">
        <style:list-level-properties text:space-before="2.8748in" text:min-label-width="0.1252in"/>
      </text:list-level-style-bullet>
      <text:list-level-style-bullet text:level="7" text:style-name="List4Level6" text:bullet-char="-">
        <style:list-level-properties text:space-before="3.25in" text:min-label-width="0.25in"/>
      </text:list-level-style-bullet>
      <text:list-level-style-bullet text:level="8" text:style-name="List4Level7" text:bullet-char="-">
        <style:list-level-properties text:space-before="3.75in" text:min-label-width="0.25in"/>
      </text:list-level-style-bullet>
      <text:list-level-style-bullet text:level="9" text:style-name="List4Level8" text:bullet-char="-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dc:title/>
    <meta:initial-creator/>
    <dc:creator/>
    <meta:editing-cycles>1</meta:editing-cycles>
    <meta:document-statistic meta:table-count="0" meta:image-count="0" meta:object-count="0" meta:page-count="3" meta:paragraph-count="64" meta:word-count="284" meta:character-count="1754" meta:non-whitespace-character-count="1454"/>
  </office:meta>
</office:document-meta>
</file>